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4a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rkness-manish@darknessmanish-HP-Laptop-15-bs1xx</text:span>:<text:span text:style-name="T2">~</text:span>$ <text:s/>sudo apt install awscli</text:p>
      <text:p text:style-name="P2">[sudo] password for darkness-manish: 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additional packages will be installed:</text:p>
      <text:p text:style-name="P2"><text:s text:c="2"/>docutils-common python3-botocore python3-colorama python3-docutils</text:p>
      <text:p text:style-name="P2"><text:s text:c="2"/>python3-jmespath python3-pyasn1 python3-pygments python3-roman python3-rsa</text:p>
      <text:p text:style-name="P2"><text:s text:c="2"/>python3-s3transfer</text:p>
      <text:p text:style-name="P2">Suggested packages:</text:p>
      <text:p text:style-name="P2"><text:s text:c="2"/>docutils-doc fonts-linuxlibertine | ttf-linux-libertine texlive-lang-french</text:p>
      <text:p text:style-name="P2"><text:s text:c="2"/>texlive-latex-base texlive-latex-recommended ttf-bitstream-vera</text:p>
      <text:p text:style-name="P2">The following NEW packages will be installed:</text:p>
      <text:p text:style-name="P2"><text:s text:c="2"/>awscli docutils-common python3-botocore python3-colorama python3-docutils</text:p>
      <text:p text:style-name="P2"><text:s text:c="2"/>python3-jmespath python3-pyasn1 python3-pygments python3-roman python3-rsa</text:p>
      <text:p text:style-name="P2"><text:s text:c="2"/>python3-s3transfer</text:p>
      <text:p text:style-name="P2">0 upgraded, 11 newly installed, 0 to remove and 0 not upgraded.</text:p>
      <text:p text:style-name="P2">Need to get 3,497 kB of archives.</text:p>
      <text:p text:style-name="P2">After this operation, 37.1 MB of additional disk space will be used.</text:p>
      <text:p text:style-name="P2">Do you want to continue? [Y/n] y</text:p>
      <text:p text:style-name="P2">Get:1 http://in.archive.ubuntu.com/ubuntu bionic/main amd64 docutils-common all 0.14+dfsg-3 [156 kB]</text:p>
      <text:p text:style-name="P2">Get:2 http://in.archive.ubuntu.com/ubuntu bionic/main amd64 python3-roman all 2.0.0-3 [8,624 B]</text:p>
      <text:p text:style-name="P2">Get:3 http://in.archive.ubuntu.com/ubuntu bionic/main amd64 python3-docutils all 0.14+dfsg-3 [363 kB]</text:p>
      <text:p text:style-name="P2">Get:4 http://in.archive.ubuntu.com/ubuntu bionic/universe amd64 python3-jmespath all 0.9.3-1ubuntu1 [18.7 kB]</text:p>
      <text:p text:style-name="P2">Get:5 http://in.archive.ubuntu.com/ubuntu bionic/universe amd64 python3-botocore all 1.8.48+repack-1 [1,764 kB]</text:p>
      <text:p text:style-name="P2">Get:6 http://in.archive.ubuntu.com/ubuntu bionic/main amd64 python3-colorama all 0.3.7-1 [14.9 kB]</text:p>
      <text:p text:style-name="P2">Get:7 http://in.archive.ubuntu.com/ubuntu bionic/main amd64 python3-pyasn1 all 0.4.2-3 [46.8 kB]</text:p>
      <text:p text:style-name="P2">Get:8 http://in.archive.ubuntu.com/ubuntu bionic/universe amd64 python3-rsa all 3.4.2-1 [29.0 kB]</text:p>
      <text:p text:style-name="P2"><text:soft-page-break/>Get:9 http://in.archive.ubuntu.com/ubuntu bionic/universe amd64 python3-s3transfer all 0.1.13-1 [39.8 kB]</text:p>
      <text:p text:style-name="P2">Get:10 http://in.archive.ubuntu.com/ubuntu bionic/universe amd64 awscli all 1.14.44-1ubuntu1 [482 kB]</text:p>
      <text:p text:style-name="P2">Get:11 http://in.archive.ubuntu.com/ubuntu bionic/main amd64 python3-pygments all 2.2.0+dfsg-1 [574 kB]</text:p>
      <text:p text:style-name="P2">Fetched 3,497 kB in 4s (777 kB/s)<text:span text:style-name="T3"> <text:s text:c="9"/></text:span></text:p>
      <text:p text:style-name="P2">Selecting previously unselected package docutils-common.</text:p>
      <text:p text:style-name="P2">(Reading database ... 196875 files and directories currently installed.)</text:p>
      <text:p text:style-name="P2">Preparing to unpack .../00-docutils-common_0.14+dfsg-3_all.deb ...</text:p>
      <text:p text:style-name="P2">Unpacking docutils-common (0.14+dfsg-3) ...</text:p>
      <text:p text:style-name="P2">Selecting previously unselected package python3-roman.</text:p>
      <text:p text:style-name="P2">Preparing to unpack .../01-python3-roman_2.0.0-3_all.deb ...</text:p>
      <text:p text:style-name="P2">Unpacking python3-roman (2.0.0-3) ...</text:p>
      <text:p text:style-name="P2">Selecting previously unselected package python3-docutils.</text:p>
      <text:p text:style-name="P2">Preparing to unpack .../02-python3-docutils_0.14+dfsg-3_all.deb ...</text:p>
      <text:p text:style-name="P2">Unpacking python3-docutils (0.14+dfsg-3) ...</text:p>
      <text:p text:style-name="P2">Selecting previously unselected package python3-jmespath.</text:p>
      <text:p text:style-name="P2">Preparing to unpack .../03-python3-jmespath_0.9.3-1ubuntu1_all.deb ...</text:p>
      <text:p text:style-name="P2">Unpacking python3-jmespath (0.9.3-1ubuntu1) ...</text:p>
      <text:p text:style-name="P2">Selecting previously unselected package python3-botocore.</text:p>
      <text:p text:style-name="P2">Preparing to unpack .../04-python3-botocore_1.8.48+repack-1_all.deb ...</text:p>
      <text:p text:style-name="P2">Unpacking python3-botocore (1.8.48+repack-1) ...</text:p>
      <text:p text:style-name="P2">Selecting previously unselected package python3-colorama.</text:p>
      <text:p text:style-name="P2">Preparing to unpack .../05-python3-colorama_0.3.7-1_all.deb ...</text:p>
      <text:p text:style-name="P2">Unpacking python3-colorama (0.3.7-1) ...</text:p>
      <text:p text:style-name="P2">Selecting previously unselected package python3-pyasn1.</text:p>
      <text:p text:style-name="P2">Preparing to unpack .../06-python3-pyasn1_0.4.2-3_all.deb ...</text:p>
      <text:p text:style-name="P2">Unpacking python3-pyasn1 (0.4.2-3) ...</text:p>
      <text:p text:style-name="P2">Selecting previously unselected package python3-rsa.</text:p>
      <text:p text:style-name="P2">Preparing to unpack .../07-python3-rsa_3.4.2-1_all.deb ...</text:p>
      <text:p text:style-name="P2">Unpacking python3-rsa (3.4.2-1) ...</text:p>
      <text:p text:style-name="P2">Selecting previously unselected package python3-s3transfer.</text:p>
      <text:p text:style-name="P2"><text:soft-page-break/>Preparing to unpack .../08-python3-s3transfer_0.1.13-1_all.deb ...</text:p>
      <text:p text:style-name="P2">Unpacking python3-s3transfer (0.1.13-1) ...</text:p>
      <text:p text:style-name="P2">Selecting previously unselected package awscli.</text:p>
      <text:p text:style-name="P2">Preparing to unpack .../09-awscli_1.14.44-1ubuntu1_all.deb ...</text:p>
      <text:p text:style-name="P2">Unpacking awscli (1.14.44-1ubuntu1) ...</text:p>
      <text:p text:style-name="P2">Selecting previously unselected package python3-pygments.</text:p>
      <text:p text:style-name="P2">Preparing to unpack .../10-python3-pygments_2.2.0+dfsg-1_all.deb ...</text:p>
      <text:p text:style-name="P2">Unpacking python3-pygments (2.2.0+dfsg-1) ...</text:p>
      <text:p text:style-name="P2">Setting up python3-roman (2.0.0-3) ...</text:p>
      <text:p text:style-name="P2">Setting up docutils-common (0.14+dfsg-3) ...</text:p>
      <text:p text:style-name="P2">Setting up python3-colorama (0.3.7-1) ...</text:p>
      <text:p text:style-name="P2">Setting up python3-pyasn1 (0.4.2-3) ...</text:p>
      <text:p text:style-name="P2">Setting up python3-jmespath (0.9.3-1ubuntu1) ...</text:p>
      <text:p text:style-name="P2">Setting up python3-pygments (2.2.0+dfsg-1) ...</text:p>
      <text:p text:style-name="P2">Setting up python3-rsa (3.4.2-1) ...</text:p>
      <text:p text:style-name="P2">Processing triggers for man-db (2.8.3-2ubuntu0.1) ...</text:p>
      <text:p text:style-name="P2">Processing triggers for shared-mime-info (1.9-2) ...</text:p>
      <text:p text:style-name="P2">Processing triggers for sgml-base (1.29) ...</text:p>
      <text:p text:style-name="P2">Setting up python3-docutils (0.14+dfsg-3) ...</text:p>
      <text:p text:style-name="P2">update-alternatives: using /usr/share/docutils/scripts/python3/rst-buildhtml to provide /usr/bin/rst-buildhtml (rst-buildhtml) in auto mode</text:p>
      <text:p text:style-name="P2">update-alternatives: using /usr/share/docutils/scripts/python3/rst2html to provide /usr/bin/rst2html (rst2html) in auto mode</text:p>
      <text:p text:style-name="P2">update-alternatives: using /usr/share/docutils/scripts/python3/rst2html4 to provide /usr/bin/rst2html4 (rst2html4) in auto mode</text:p>
      <text:p text:style-name="P2">update-alternatives: using /usr/share/docutils/scripts/python3/rst2html5 to provide /usr/bin/rst2html5 (rst2html5) in auto mode</text:p>
      <text:p text:style-name="P2">update-alternatives: using /usr/share/docutils/scripts/python3/rst2latex to provide /usr/bin/rst2latex (rst2latex) in auto mode</text:p>
      <text:p text:style-name="P2">update-alternatives: using /usr/share/docutils/scripts/python3/rst2man to provide /usr/bin/rst2man (rst2man) in auto mode</text:p>
      <text:p text:style-name="P2">update-alternatives: using /usr/share/docutils/scripts/python3/rst2odt to provide /usr/bin/rst2odt (rst2odt) in auto mode</text:p>
      <text:p text:style-name="P2"><text:soft-page-break/>update-alternatives: using /usr/share/docutils/scripts/python3/rst2odt_prepstyles to provide /usr/bin/rst2odt_prepstyles (rst2odt_prepstyles) in auto mode</text:p>
      <text:p text:style-name="P2">update-alternatives: using /usr/share/docutils/scripts/python3/rst2pseudoxml to provide /usr/bin/rst2pseudoxml (rst2pseudoxml) in auto mode</text:p>
      <text:p text:style-name="P2">update-alternatives: using /usr/share/docutils/scripts/python3/rst2s5 to provide /usr/bin/rst2s5 (rst2s5) in auto mode</text:p>
      <text:p text:style-name="P2">update-alternatives: using /usr/share/docutils/scripts/python3/rst2xetex to provide /usr/bin/rst2xetex (rst2xetex) in auto mode</text:p>
      <text:p text:style-name="P2">update-alternatives: using /usr/share/docutils/scripts/python3/rst2xml to provide /usr/bin/rst2xml (rst2xml) in auto mode</text:p>
      <text:p text:style-name="P2">update-alternatives: using /usr/share/docutils/scripts/python3/rstpep2html to provide /usr/bin/rstpep2html (rstpep2html) in auto mode</text:p>
      <text:p text:style-name="P2">Setting up python3-botocore (1.8.48+repack-1) ...</text:p>
      <text:p text:style-name="P2">Setting up python3-s3transfer (0.1.13-1) ...</text:p>
      <text:p text:style-name="P2">Setting up awscli (1.14.44-1ubuntu1) ...</text:p>
      <text:p text:style-name="P2"><text:span text:style-name="T1">darkness-manish@darknessmanish-HP-Laptop-15-bs1xx</text:span>:<text:span text:style-name="T2">~</text:span>$ <text:s/>aws --version</text:p>
      <text:p text:style-name="P2">aws-cli/1.14.44 Python/3.6.9 Linux/5.0.0-34-generic botocore/1.8.48</text:p>
      <text:p text:style-name="P2"><text:span text:style-name="T1">darkness-manish@darknessmanish-HP-Laptop-15-bs1xx</text:span>:<text:span text:style-name="T2">~</text:span>$ aws-cli/1.14.44 Python/3.6.4+ Linux/4.15.0-10-generic botocore/1.8.48</text:p>
      <text:p text:style-name="P2">bash: aws-cli/1.14.44: No such file or directory</text:p>
      <text:p text:style-name="P2"><text:span text:style-name="T1">darkness-manish@darknessmanish-HP-Laptop-15-bs1xx</text:span>:<text:span text:style-name="T2">~</text:span>$ aws --version</text:p>
      <text:p text:style-name="P2">aws-cli/1.14.44 Python/3.6.9 Linux/5.0.0-34-generic botocore/1.8.48</text:p>
      <text:p text:style-name="P2"><text:span text:style-name="T1">darkness-manish@darknessmanish-HP-Laptop-15-bs1xx</text:span>:<text:span text:style-name="T2">~</text:span>$ aws-cli/1.14.44 Python/3.6.4+ Linux/4.15.0-10-generic botocore/1.8.48</text:p>
      <text:p text:style-name="P2">bash: aws-cli/1.14.44: No such file or directory</text:p>
      <text:p text:style-name="P2"><text:span text:style-name="T1">darkness-manish@darknessmanish-HP-Laptop-15-bs1xx</text:span>:<text:span text:style-name="T2">~</text:span>$ <text:s/>aws --version</text:p>
      <text:p text:style-name="P2">aws-cli/1.14.44 Python/3.6.9 Linux/5.0.0-34-generic botocore/1.8.48</text:p>
      <text:p text:style-name="P2"><text:span text:style-name="T1">darkness-manish@darknessmanish-HP-Laptop-15-bs1xx</text:span>:<text:span text:style-name="T2">~</text:span>$ aws configure</text:p>
      <text:p text:style-name="P2"><text:soft-page-break/>AWS Access Key ID [None]: 1111</text:p>
      <text:p text:style-name="P2">AWS Secret Access Key [None]: 1111</text:p>
      <text:p text:style-name="P2">Default region name [None]: india</text:p>
      <text:p text:style-name="P3">Default output format [None]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1:43:15.934461070</meta:creation-date>
    <dc:date>2019-12-03T23:17:31.362126838</dc:date>
    <meta:editing-duration>PT2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08" meta:word-count="647" meta:character-count="7237" meta:non-whitespace-character-count="6663"/>
  </office:meta>
</office:document-meta>
</file>